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illSans1" svg:font-family="GillSans" style:font-pitch="variable"/>
    <style:font-face style:name="Verdana1" svg:font-family="Verdana" style:font-pitch="variable"/>
    <style:font-face style:name="Liberation Serif" svg:font-family="'Liberation Serif'" style:font-family-generic="roman" style:font-pitch="variable"/>
    <style:font-face style:name="GillSans" svg:font-family="Gill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GillSans" fo:font-size="14pt" fo:font-weight="bold" officeooo:rsid="00186c49" officeooo:paragraph-rsid="00186c49" style:font-size-asian="14pt" style:font-weight-asian="bold" style:font-size-complex="14pt" style:font-weight-complex="bold"/>
    </style:style>
    <style:style style:name="P2" style:family="paragraph" style:parent-style-name="Standard">
      <style:text-properties style:font-name="GillSans" officeooo:rsid="00186c49" officeooo:paragraph-rsid="00186c49"/>
    </style:style>
    <style:style style:name="P3" style:family="paragraph" style:parent-style-name="Standard">
      <style:text-properties style:font-name="GillSans" officeooo:rsid="00186c49" officeooo:paragraph-rsid="001a3d0c"/>
    </style:style>
    <style:style style:name="P4" style:family="paragraph" style:parent-style-name="Standard">
      <style:text-properties style:font-name="GillSans" officeooo:rsid="00186c49" officeooo:paragraph-rsid="001b20a7"/>
    </style:style>
    <style:style style:name="P5" style:family="paragraph" style:parent-style-name="Standard">
      <style:text-properties style:font-name="GillSans" officeooo:rsid="00186c49" officeooo:paragraph-rsid="001fcf6b"/>
    </style:style>
    <style:style style:name="P6" style:family="paragraph" style:parent-style-name="Standard">
      <style:text-properties style:font-name="GillSans" officeooo:rsid="00186c49" officeooo:paragraph-rsid="0027b053"/>
    </style:style>
    <style:style style:name="P7" style:family="paragraph" style:parent-style-name="Standard">
      <style:text-properties style:font-name="GillSans" fo:font-weight="bold" officeooo:rsid="0019189e" officeooo:paragraph-rsid="0019189e" style:font-weight-asian="bold" style:font-weight-complex="bold"/>
    </style:style>
    <style:style style:name="P8" style:family="paragraph" style:parent-style-name="Standard">
      <style:text-properties style:font-name="GillSans" fo:font-weight="bold" officeooo:rsid="00188526" officeooo:paragraph-rsid="00188526" style:font-weight-asian="bold" style:font-weight-complex="bold"/>
    </style:style>
    <style:style style:name="P9" style:family="paragraph" style:parent-style-name="Standard">
      <style:text-properties style:font-name="GillSans" fo:font-weight="bold" officeooo:rsid="00186c49" officeooo:paragraph-rsid="002b8d10" style:font-weight-asian="bold" style:font-weight-complex="bold"/>
    </style:style>
    <style:style style:name="P10" style:family="paragraph" style:parent-style-name="Standard">
      <style:text-properties style:font-name="GillSans" officeooo:rsid="001d1beb" officeooo:paragraph-rsid="001d1beb"/>
    </style:style>
    <style:style style:name="P11" style:family="paragraph" style:parent-style-name="Standard">
      <style:text-properties style:font-name="GillSans" officeooo:rsid="001f263a" officeooo:paragraph-rsid="001f263a"/>
    </style:style>
    <style:style style:name="P12" style:family="paragraph" style:parent-style-name="Standard">
      <style:text-properties style:font-name="GillSans" fo:font-style="normal" fo:font-weight="bold" officeooo:rsid="001a3d0c" officeooo:paragraph-rsid="001a3d0c" style:font-style-asian="normal" style:font-weight-asian="bold" style:font-style-complex="normal" style:font-weight-complex="bold"/>
    </style:style>
    <style:style style:name="P13" style:family="paragraph" style:parent-style-name="Standard">
      <style:text-properties style:font-name="GillSans" fo:font-style="normal" fo:font-weight="bold" officeooo:rsid="001a3d0c" officeooo:paragraph-rsid="0030ad61" style:font-style-asian="normal" style:font-weight-asian="bold" style:font-style-complex="normal" style:font-weight-complex="bold"/>
    </style:style>
    <style:style style:name="P14" style:family="paragraph" style:parent-style-name="Standard">
      <style:text-properties style:font-name="GillSans" fo:font-style="normal" fo:font-weight="bold" officeooo:rsid="001d1beb" officeooo:paragraph-rsid="002ac293" style:font-style-asian="normal" style:font-weight-asian="bold" style:font-style-complex="normal" style:font-weight-complex="bold"/>
    </style:style>
    <style:style style:name="P15" style:family="paragraph" style:parent-style-name="Standard">
      <style:text-properties style:font-name="GillSans" fo:font-style="normal" fo:font-weight="bold" officeooo:rsid="002b9e94" officeooo:paragraph-rsid="002b9e94" style:font-style-asian="normal" style:font-weight-asian="bold" style:font-style-complex="normal" style:font-weight-complex="bold"/>
    </style:style>
    <style:style style:name="P16" style:family="paragraph" style:parent-style-name="Standard">
      <style:text-properties style:font-name="GillSans" fo:font-style="normal" fo:font-weight="normal" officeooo:rsid="001a3d0c" officeooo:paragraph-rsid="001a3d0c" style:font-style-asian="normal" style:font-weight-asian="normal" style:font-style-complex="normal" style:font-weight-complex="normal"/>
    </style:style>
    <style:style style:name="P17" style:family="paragraph" style:parent-style-name="Standard">
      <style:text-properties style:font-name="GillSans" fo:font-style="normal" style:text-underline-style="none" fo:font-weight="normal" officeooo:rsid="001f263a" officeooo:paragraph-rsid="002b9e94" style:font-style-asian="normal" style:font-weight-asian="normal" style:font-style-complex="normal" style:font-weight-complex="normal"/>
    </style:style>
    <style:style style:name="P18" style:family="paragraph" style:parent-style-name="Standard">
      <style:text-properties style:font-name="GillSans" fo:font-style="normal" style:text-underline-style="none" fo:font-weight="normal" officeooo:rsid="001f263a" officeooo:paragraph-rsid="002bd661" style:font-style-asian="normal" style:font-weight-asian="normal" style:font-style-complex="normal" style:font-weight-complex="normal"/>
    </style:style>
    <style:style style:name="P19" style:family="paragraph" style:parent-style-name="Standard">
      <style:text-properties style:font-name="GillSans" fo:font-style="normal" style:text-underline-style="none" fo:font-weight="normal" officeooo:rsid="001f263a" officeooo:paragraph-rsid="002dd414" style:font-style-asian="normal" style:font-weight-asian="normal" style:font-style-complex="normal" style:font-weight-complex="normal"/>
    </style:style>
    <style:style style:name="P20" style:family="paragraph" style:parent-style-name="Standard">
      <style:text-properties style:font-name="GillSans" fo:font-style="normal" style:text-underline-style="none" fo:font-weight="normal" officeooo:rsid="001f263a" officeooo:paragraph-rsid="002eda5f" style:font-style-asian="normal" style:font-weight-asian="normal" style:font-style-complex="normal" style:font-weight-complex="normal"/>
    </style:style>
    <style:style style:name="P21" style:family="paragraph" style:parent-style-name="Standard">
      <style:text-properties style:font-name="GillSans" fo:font-style="normal" style:text-underline-style="none" fo:font-weight="normal" officeooo:rsid="002b9e94" officeooo:paragraph-rsid="002b9e94" style:font-style-asian="normal" style:font-weight-asian="normal" style:font-style-complex="normal" style:font-weight-complex="normal"/>
    </style:style>
    <style:style style:name="P22" style:family="paragraph" style:parent-style-name="Standard">
      <style:text-properties style:font-name="GillSans" fo:font-style="normal" style:text-underline-style="none" fo:font-weight="normal" officeooo:rsid="002b9e94" officeooo:paragraph-rsid="0035c0e2" style:font-style-asian="normal" style:font-weight-asian="normal" style:font-style-complex="normal" style:font-weight-complex="normal"/>
    </style:style>
    <style:style style:name="P23" style:family="paragraph" style:parent-style-name="Standard">
      <style:text-properties style:font-name="GillSans" fo:font-style="normal" style:text-underline-style="none" fo:font-weight="normal" officeooo:rsid="002b9e94" officeooo:paragraph-rsid="0039bdc9" style:font-style-asian="normal" style:font-weight-asian="normal" style:font-style-complex="normal" style:font-weight-complex="normal"/>
    </style:style>
    <style:style style:name="P24" style:family="paragraph" style:parent-style-name="Standard">
      <style:text-properties style:font-name="GillSans" fo:font-style="normal" style:text-underline-style="none" fo:font-weight="normal" officeooo:rsid="002b9e94" officeooo:paragraph-rsid="003ec41b" style:font-style-asian="normal" style:font-weight-asian="normal" style:font-style-complex="normal" style:font-weight-complex="normal"/>
    </style:style>
    <style:style style:name="P25" style:family="paragraph" style:parent-style-name="Standard">
      <style:text-properties style:font-name="GillSans" fo:font-style="normal" style:text-underline-style="none" fo:font-weight="normal" officeooo:rsid="002b9e94" officeooo:paragraph-rsid="004097dd" style:font-style-asian="normal" style:font-weight-asian="normal" style:font-style-complex="normal" style:font-weight-complex="normal"/>
    </style:style>
    <style:style style:name="P26" style:family="paragraph" style:parent-style-name="Standard">
      <style:text-properties style:font-name="GillSans" fo:font-style="normal" style:text-underline-style="none" fo:font-weight="normal" officeooo:rsid="002b9e94" officeooo:paragraph-rsid="0042815c" style:font-style-asian="normal" style:font-weight-asian="normal" style:font-style-complex="normal" style:font-weight-complex="normal"/>
    </style:style>
    <style:style style:name="P27" style:family="paragraph" style:parent-style-name="Standard">
      <style:text-properties style:font-name="GillSans" fo:font-style="normal" style:text-underline-style="none" fo:font-weight="normal" officeooo:rsid="002b9e94" officeooo:paragraph-rsid="004f3ad0" style:font-style-asian="normal" style:font-weight-asian="normal" style:font-style-complex="normal" style:font-weight-complex="normal"/>
    </style:style>
    <style:style style:name="P28" style:family="paragraph" style:parent-style-name="Standard">
      <style:text-properties style:font-name="GillSans" fo:font-style="normal" style:text-underline-style="none" fo:font-weight="normal" officeooo:rsid="002b9e94" officeooo:paragraph-rsid="00561c12" style:font-style-asian="normal" style:font-weight-asian="normal" style:font-style-complex="normal" style:font-weight-complex="normal"/>
    </style:style>
    <style:style style:name="P29" style:family="paragraph" style:parent-style-name="Standard">
      <style:text-properties style:font-name="GillSans" fo:font-style="normal" style:text-underline-style="none" fo:font-weight="normal" officeooo:rsid="002b9e94" officeooo:paragraph-rsid="00585366" style:font-style-asian="normal" style:font-weight-asian="normal" style:font-style-complex="normal" style:font-weight-complex="normal"/>
    </style:style>
    <style:style style:name="P30" style:family="paragraph" style:parent-style-name="Standard">
      <style:text-properties style:font-name="GillSans" fo:font-style="normal" style:text-underline-style="none" fo:font-weight="normal" officeooo:rsid="002b9e94" officeooo:paragraph-rsid="005b6639" style:font-style-asian="normal" style:font-weight-asian="normal" style:font-style-complex="normal" style:font-weight-complex="normal"/>
    </style:style>
    <style:style style:name="P31" style:family="paragraph" style:parent-style-name="Standard">
      <style:text-properties style:font-name="GillSans" fo:font-style="normal" style:text-underline-style="none" fo:font-weight="normal" officeooo:rsid="002b9e94" officeooo:paragraph-rsid="005ee7cd" style:font-style-asian="normal" style:font-weight-asian="normal" style:font-style-complex="normal" style:font-weight-complex="normal"/>
    </style:style>
    <style:style style:name="P32" style:family="paragraph" style:parent-style-name="Standard">
      <style:text-properties style:font-name="GillSans" fo:font-style="normal" style:text-underline-style="none" fo:font-weight="normal" officeooo:rsid="0031bd59" officeooo:paragraph-rsid="00186c49" style:font-style-asian="normal" style:font-weight-asian="normal" style:font-style-complex="normal" style:font-weight-complex="normal"/>
    </style:style>
    <style:style style:name="P33" style:family="paragraph" style:parent-style-name="Standard">
      <style:text-properties style:font-name="GillSans" fo:font-style="normal" style:text-underline-style="none" fo:font-weight="normal" officeooo:rsid="0019189e" officeooo:paragraph-rsid="0031bd59" style:font-style-asian="normal" style:font-weight-asian="normal" style:font-style-complex="normal" style:font-weight-complex="normal"/>
    </style:style>
    <style:style style:name="P34" style:family="paragraph" style:parent-style-name="Standard">
      <style:text-properties style:font-name="GillSans" fo:font-style="normal" style:text-underline-style="none" fo:font-weight="normal" officeooo:rsid="003bacb3" officeooo:paragraph-rsid="0039bdc9" style:font-style-asian="normal" style:font-weight-asian="normal" style:font-style-complex="normal" style:font-weight-complex="normal"/>
    </style:style>
    <style:style style:name="P35" style:family="paragraph" style:parent-style-name="Standard">
      <style:text-properties style:font-name="GillSans" fo:font-style="normal" style:text-underline-style="none" fo:font-weight="normal" officeooo:rsid="003bacb3" officeooo:paragraph-rsid="003ec41b" style:font-style-asian="normal" style:font-weight-asian="normal" style:font-style-complex="normal" style:font-weight-complex="normal"/>
    </style:style>
    <style:style style:name="P36" style:family="paragraph" style:parent-style-name="Standard">
      <style:text-properties style:font-name="GillSans" fo:font-style="normal" style:text-underline-style="none" fo:font-weight="normal" officeooo:rsid="003ef9c9" officeooo:paragraph-rsid="004097dd" style:font-style-asian="normal" style:font-weight-asian="normal" style:font-style-complex="normal" style:font-weight-complex="normal"/>
    </style:style>
    <style:style style:name="P37" style:family="paragraph" style:parent-style-name="Standard">
      <style:text-properties style:font-name="GillSans" fo:font-style="normal" style:text-underline-style="none" fo:font-weight="normal" officeooo:rsid="004e12b1" officeooo:paragraph-rsid="004e12b1" style:font-style-asian="normal" style:font-weight-asian="normal" style:font-style-complex="normal" style:font-weight-complex="normal"/>
    </style:style>
    <style:style style:name="P38" style:family="paragraph" style:parent-style-name="Standard">
      <style:text-properties style:font-name="GillSans" fo:font-style="normal" style:text-underline-style="none" fo:font-weight="normal" officeooo:rsid="004f3ad0" officeooo:paragraph-rsid="004f3ad0" style:font-style-asian="normal" style:font-weight-asian="normal" style:font-style-complex="normal" style:font-weight-complex="normal"/>
    </style:style>
    <style:style style:name="P39" style:family="paragraph" style:parent-style-name="Standard">
      <style:text-properties style:font-name="GillSans" fo:font-style="normal" style:text-underline-style="none" fo:font-weight="normal" officeooo:rsid="004f3ad0" officeooo:paragraph-rsid="00561c12" style:font-style-asian="normal" style:font-weight-asian="normal" style:font-style-complex="normal" style:font-weight-complex="normal"/>
    </style:style>
    <style:style style:name="P40" style:family="paragraph" style:parent-style-name="Standard">
      <style:text-properties style:font-name="GillSans" fo:font-style="normal" style:text-underline-style="none" fo:font-weight="normal" officeooo:rsid="004f3ad0" officeooo:paragraph-rsid="005b6639" style:font-style-asian="normal" style:font-weight-asian="normal" style:font-style-complex="normal" style:font-weight-complex="normal"/>
    </style:style>
    <style:style style:name="P41" style:family="paragraph" style:parent-style-name="Standard">
      <style:text-properties style:font-name="GillSans" fo:font-style="normal" style:text-underline-style="none" fo:font-weight="normal" officeooo:rsid="0050e012" officeooo:paragraph-rsid="0050e012" style:font-style-asian="normal" style:font-weight-asian="normal" style:font-style-complex="normal" style:font-weight-complex="normal"/>
    </style:style>
    <style:style style:name="P42" style:family="paragraph" style:parent-style-name="Standard">
      <style:text-properties style:font-name="GillSans" fo:font-style="normal" style:text-underline-style="none" fo:font-weight="normal" officeooo:rsid="00528dd3" officeooo:paragraph-rsid="00528dd3" style:font-style-asian="normal" style:font-weight-asian="normal" style:font-style-complex="normal" style:font-weight-complex="normal"/>
    </style:style>
    <style:style style:name="P43" style:family="paragraph" style:parent-style-name="Standard">
      <style:text-properties style:font-name="GillSans" fo:font-style="normal" style:text-underline-style="none" fo:font-weight="normal" officeooo:rsid="0054234f" officeooo:paragraph-rsid="0054234f" style:font-style-asian="normal" style:font-weight-asian="normal" style:font-style-complex="normal" style:font-weight-complex="normal"/>
    </style:style>
    <style:style style:name="P44" style:family="paragraph" style:parent-style-name="Standard">
      <style:text-properties style:font-name="GillSans" fo:font-style="normal" style:text-underline-style="none" fo:font-weight="bold" officeooo:rsid="0019189e" officeooo:paragraph-rsid="002b9e94" style:font-style-asian="normal" style:font-weight-asian="bold" style:font-style-complex="normal" style:font-weight-complex="bold"/>
    </style:style>
    <style:style style:name="P45" style:family="paragraph" style:parent-style-name="Standard">
      <style:text-properties style:font-name="GillSans" fo:font-style="normal" style:text-underline-style="none" fo:font-weight="bold" officeooo:rsid="0019189e" officeooo:paragraph-rsid="003d8f34" style:font-style-asian="normal" style:font-weight-asian="bold" style:font-style-complex="normal" style:font-weight-complex="bold"/>
    </style:style>
    <style:style style:name="P46" style:family="paragraph" style:parent-style-name="Standard">
      <style:text-properties style:font-name="GillSans" fo:font-style="normal" style:text-underline-style="none" fo:font-weight="bold" officeooo:rsid="001d1beb" officeooo:paragraph-rsid="0031bd59" style:font-style-asian="normal" style:font-weight-asian="bold" style:font-style-complex="normal" style:font-weight-complex="bold"/>
    </style:style>
    <style:style style:name="P47" style:family="paragraph" style:parent-style-name="Standard">
      <style:text-properties style:font-name="GillSans" fo:font-style="normal" style:text-underline-style="none" fo:font-weight="bold" officeooo:rsid="001d1beb" officeooo:paragraph-rsid="003e840e" style:font-style-asian="normal" style:font-weight-asian="bold" style:font-style-complex="normal" style:font-weight-complex="bold"/>
    </style:style>
    <style:style style:name="P48" style:family="paragraph" style:parent-style-name="Standard">
      <style:text-properties style:font-name="GillSans" fo:font-style="normal" style:text-underline-style="none" fo:font-weight="bold" officeooo:rsid="0031bd59" officeooo:paragraph-rsid="0031bd59" style:font-style-asian="normal" style:font-weight-asian="bold" style:font-style-complex="normal" style:font-weight-complex="bold"/>
    </style:style>
    <style:style style:name="P49" style:family="paragraph" style:parent-style-name="Standard">
      <style:text-properties style:font-name="GillSans" fo:font-style="normal" style:text-underline-style="none" fo:font-weight="bold" officeooo:rsid="0031bd59" officeooo:paragraph-rsid="003853c9" style:font-style-asian="normal" style:font-weight-asian="bold" style:font-style-complex="normal" style:font-weight-complex="bold"/>
    </style:style>
    <style:style style:name="P50" style:family="paragraph" style:parent-style-name="Standard">
      <style:text-properties style:font-name="GillSans" fo:font-style="normal" style:text-underline-style="none" fo:font-weight="bold" officeooo:rsid="0031bd59" officeooo:paragraph-rsid="0039bdc9" style:font-style-asian="normal" style:font-weight-asian="bold" style:font-style-complex="normal" style:font-weight-complex="bold"/>
    </style:style>
    <style:style style:name="P51" style:family="paragraph" style:parent-style-name="Standard">
      <style:text-properties style:font-name="GillSans" fo:font-style="normal" style:text-underline-style="none" fo:font-weight="bold" officeooo:rsid="0031bd59" officeooo:paragraph-rsid="003ec41b" style:font-style-asian="normal" style:font-weight-asian="bold" style:font-style-complex="normal" style:font-weight-complex="bold"/>
    </style:style>
    <style:style style:name="P52" style:family="paragraph" style:parent-style-name="Standard">
      <style:text-properties style:font-name="GillSans" fo:font-style="normal" style:text-underline-style="none" fo:font-weight="bold" officeooo:rsid="0031bd59" officeooo:paragraph-rsid="003ef9c9" style:font-style-asian="normal" style:font-weight-asian="bold" style:font-style-complex="normal" style:font-weight-complex="bold"/>
    </style:style>
    <style:style style:name="P53" style:family="paragraph" style:parent-style-name="Standard">
      <style:text-properties style:font-name="GillSans" fo:font-style="normal" style:text-underline-style="none" fo:font-weight="bold" officeooo:rsid="0031bd59" officeooo:paragraph-rsid="004097dd" style:font-style-asian="normal" style:font-weight-asian="bold" style:font-style-complex="normal" style:font-weight-complex="bold"/>
    </style:style>
    <style:style style:name="P54" style:family="paragraph" style:parent-style-name="Standard">
      <style:text-properties style:font-name="GillSans" fo:font-style="normal" style:text-underline-style="none" fo:font-weight="bold" officeooo:rsid="0031bd59" officeooo:paragraph-rsid="00469ad5" style:font-style-asian="normal" style:font-weight-asian="bold" style:font-style-complex="normal" style:font-weight-complex="bold"/>
    </style:style>
    <style:style style:name="P55" style:family="paragraph" style:parent-style-name="Standard">
      <style:text-properties style:font-name="GillSans" fo:font-style="normal" style:text-underline-style="none" fo:font-weight="bold" officeooo:rsid="0031bd59" officeooo:paragraph-rsid="004f3ad0" style:font-style-asian="normal" style:font-weight-asian="bold" style:font-style-complex="normal" style:font-weight-complex="bold"/>
    </style:style>
    <style:style style:name="P56" style:family="paragraph" style:parent-style-name="Standard">
      <style:text-properties style:font-name="GillSans" fo:font-style="normal" style:text-underline-style="none" fo:font-weight="bold" officeooo:rsid="0031bd59" officeooo:paragraph-rsid="00561c12" style:font-style-asian="normal" style:font-weight-asian="bold" style:font-style-complex="normal" style:font-weight-complex="bold"/>
    </style:style>
    <style:style style:name="P57" style:family="paragraph" style:parent-style-name="Standard">
      <style:text-properties style:font-name="GillSans" fo:font-style="normal" style:text-underline-style="none" fo:font-weight="bold" officeooo:rsid="0031bd59" officeooo:paragraph-rsid="00585366" style:font-style-asian="normal" style:font-weight-asian="bold" style:font-style-complex="normal" style:font-weight-complex="bold"/>
    </style:style>
    <style:style style:name="P58" style:family="paragraph" style:parent-style-name="Standard">
      <style:text-properties style:font-name="GillSans" fo:font-style="normal" style:text-underline-style="none" fo:font-weight="bold" officeooo:rsid="0031bd59" officeooo:paragraph-rsid="005c3fca" style:font-style-asian="normal" style:font-weight-asian="bold" style:font-style-complex="normal" style:font-weight-complex="bold"/>
    </style:style>
    <style:style style:name="P59" style:family="paragraph" style:parent-style-name="Standard">
      <style:text-properties style:font-name="GillSans" fo:font-style="normal" style:text-underline-style="none" fo:font-weight="bold" officeooo:rsid="0031bd59" officeooo:paragraph-rsid="005ee7cd" style:font-style-asian="normal" style:font-weight-asian="bold" style:font-style-complex="normal" style:font-weight-complex="bold"/>
    </style:style>
    <style:style style:name="P60" style:family="paragraph" style:parent-style-name="Standard">
      <style:text-properties style:font-name="GillSans" fo:font-style="normal" style:text-underline-style="none" fo:font-weight="bold" officeooo:rsid="004baea6" officeooo:paragraph-rsid="004baea6" style:font-style-asian="normal" style:font-weight-asian="bold" style:font-style-complex="normal" style:font-weight-complex="bold"/>
    </style:style>
    <style:style style:name="P61" style:family="paragraph" style:parent-style-name="Standard">
      <style:text-properties style:font-name="GillSans" fo:font-style="normal" style:text-underline-style="none" fo:font-weight="bold" officeooo:rsid="004f7abf" officeooo:paragraph-rsid="004f7abf" style:font-style-asian="normal" style:font-weight-asian="bold" style:font-style-complex="normal" style:font-weight-complex="bold"/>
    </style:style>
    <style:style style:name="P62" style:family="paragraph" style:parent-style-name="Standard">
      <style:text-properties style:font-name="GillSans" fo:font-style="normal" style:text-underline-style="none" fo:font-weight="bold" officeooo:rsid="00592e01" officeooo:paragraph-rsid="00592e01" style:font-style-asian="normal" style:font-weight-asian="bold" style:font-style-complex="normal" style:font-weight-complex="bold"/>
    </style:style>
    <style:style style:name="P63" style:family="paragraph" style:parent-style-name="Standard">
      <style:text-properties style:font-name="GillSans" fo:font-style="normal" style:text-underline-style="none" fo:font-weight="bold" officeooo:rsid="005c2154" officeooo:paragraph-rsid="005c3fca" style:font-style-asian="normal" style:font-weight-asian="bold" style:font-style-complex="normal" style:font-weight-complex="bold"/>
    </style:style>
    <style:style style:name="P64" style:family="paragraph" style:parent-style-name="Standard">
      <style:text-properties style:font-name="GillSans" fo:font-style="normal" style:text-underline-style="solid" style:text-underline-width="auto" style:text-underline-color="font-color" fo:font-weight="normal" officeooo:rsid="0027b053" officeooo:paragraph-rsid="0030ad61" style:font-style-asian="normal" style:font-weight-asian="normal" style:font-style-complex="normal" style:font-weight-complex="normal"/>
    </style:style>
    <style:style style:name="P65" style:family="paragraph" style:parent-style-name="Standard">
      <style:text-properties style:font-name="GillSans" officeooo:rsid="001f550d" officeooo:paragraph-rsid="001f550d"/>
    </style:style>
    <style:style style:name="P66" style:family="paragraph" style:parent-style-name="Standard">
      <style:text-properties style:font-name="GillSans" officeooo:rsid="001f550d" officeooo:paragraph-rsid="00260206"/>
    </style:style>
    <style:style style:name="P67" style:family="paragraph" style:parent-style-name="Standard">
      <style:text-properties style:font-name="GillSans" officeooo:rsid="001a3d0c" officeooo:paragraph-rsid="001a3d0c"/>
    </style:style>
    <style:style style:name="P68" style:family="paragraph" style:parent-style-name="Standard">
      <style:text-properties style:font-name="GillSans" fo:font-weight="normal" officeooo:rsid="00188526" officeooo:paragraph-rsid="00188526" style:font-weight-asian="normal" style:font-weight-complex="normal"/>
    </style:style>
    <style:style style:name="P69" style:family="paragraph" style:parent-style-name="Standard">
      <style:text-properties style:font-name="GillSans" fo:font-weight="normal" officeooo:rsid="001a3d0c" officeooo:paragraph-rsid="00245f98" style:font-weight-asian="normal" style:font-weight-complex="normal"/>
    </style:style>
    <style:style style:name="P70" style:family="paragraph" style:parent-style-name="Standard">
      <style:text-properties style:font-name="GillSans" fo:font-weight="normal" officeooo:rsid="00245f98" officeooo:paragraph-rsid="00245f98" style:font-weight-asian="normal" style:font-weight-complex="normal"/>
    </style:style>
    <style:style style:name="P71" style:family="paragraph" style:parent-style-name="Standard">
      <style:text-properties style:font-name="GillSans" officeooo:rsid="0019189e" officeooo:paragraph-rsid="0019189e"/>
    </style:style>
    <style:style style:name="P72" style:family="paragraph" style:parent-style-name="Standard">
      <style:text-properties style:font-name="GillSans" officeooo:rsid="0019189e" officeooo:paragraph-rsid="002b8d10"/>
    </style:style>
    <style:style style:name="P73" style:family="paragraph" style:parent-style-name="Standard">
      <style:text-properties style:font-name="GillSans" officeooo:rsid="0027b053" officeooo:paragraph-rsid="0027b053"/>
    </style:style>
    <style:style style:name="P74" style:family="paragraph" style:parent-style-name="Standard">
      <style:text-properties style:font-name="GillSans" officeooo:rsid="00245f98" officeooo:paragraph-rsid="00245f98"/>
    </style:style>
    <style:style style:name="P75" style:family="paragraph" style:parent-style-name="Standard">
      <style:text-properties style:font-name="GillSans" officeooo:rsid="00245f98" officeooo:paragraph-rsid="0027b053"/>
    </style:style>
    <style:style style:name="P76" style:family="paragraph" style:parent-style-name="Standard">
      <style:text-properties style:font-name="GillSans" officeooo:rsid="001fcf6b" officeooo:paragraph-rsid="002ac293"/>
    </style:style>
    <style:style style:name="P77" style:family="paragraph" style:parent-style-name="Standard">
      <style:text-properties style:font-name="GillSans" fo:font-style="italic" style:text-underline-style="solid" style:text-underline-width="auto" style:text-underline-color="font-color" fo:font-weight="bold" officeooo:rsid="00186c49" officeooo:paragraph-rsid="00186c49" style:font-style-asian="italic" style:font-weight-asian="bold" style:font-style-complex="italic" style:font-weight-complex="bold"/>
    </style:style>
    <style:style style:name="P78" style:family="paragraph" style:parent-style-name="Standard">
      <style:text-properties style:font-name="GillSans" fo:font-style="italic" style:text-underline-style="solid" style:text-underline-width="auto" style:text-underline-color="font-color" fo:font-weight="bold" officeooo:rsid="00186c49" officeooo:paragraph-rsid="002bd661" style:font-style-asian="italic" style:font-weight-asian="bold" style:font-style-complex="italic" style:font-weight-complex="bold"/>
    </style:style>
    <style:style style:name="P79" style:family="paragraph" style:parent-style-name="Standard">
      <style:text-properties style:font-name="GillSans" fo:font-style="italic" style:text-underline-style="solid" style:text-underline-width="auto" style:text-underline-color="font-color" fo:font-weight="bold" officeooo:rsid="00186c49" officeooo:paragraph-rsid="002dd414" style:font-style-asian="italic" style:font-weight-asian="bold" style:font-style-complex="italic" style:font-weight-complex="bold"/>
    </style:style>
    <style:style style:name="P80" style:family="paragraph" style:parent-style-name="Standard">
      <style:text-properties style:font-name="GillSans" fo:font-style="italic" style:text-underline-style="solid" style:text-underline-width="auto" style:text-underline-color="font-color" fo:font-weight="bold" officeooo:rsid="00186c49" officeooo:paragraph-rsid="002eda5f" style:font-style-asian="italic" style:font-weight-asian="bold" style:font-style-complex="italic" style:font-weight-complex="bold"/>
    </style:style>
    <style:style style:name="P81" style:family="paragraph" style:parent-style-name="Standard">
      <style:text-properties style:font-name="GillSans" fo:font-style="italic" style:text-underline-style="solid" style:text-underline-width="auto" style:text-underline-color="font-color" fo:font-weight="bold" officeooo:rsid="00186c49" officeooo:paragraph-rsid="004097dd" style:font-style-asian="italic" style:font-weight-asian="bold" style:font-style-complex="italic" style:font-weight-complex="bold"/>
    </style:style>
    <style:style style:name="P82" style:family="paragraph" style:parent-style-name="Standard">
      <style:text-properties style:font-name="GillSans" fo:font-style="italic" style:text-underline-style="solid" style:text-underline-width="auto" style:text-underline-color="font-color" fo:font-weight="bold" officeooo:rsid="0035c0e2" officeooo:paragraph-rsid="0035c0e2" style:font-style-asian="italic" style:font-weight-asian="bold" style:font-style-complex="italic" style:font-weight-complex="bold"/>
    </style:style>
    <style:style style:name="P83" style:family="paragraph" style:parent-style-name="Standard">
      <style:text-properties style:font-name="GillSans" fo:font-style="italic" style:text-underline-style="solid" style:text-underline-width="auto" style:text-underline-color="font-color" fo:font-weight="bold" officeooo:rsid="004f3ad0" officeooo:paragraph-rsid="004f3ad0" style:font-style-asian="italic" style:font-weight-asian="bold" style:font-style-complex="italic" style:font-weight-complex="bold"/>
    </style:style>
    <style:style style:name="P84" style:family="paragraph" style:parent-style-name="Standard">
      <style:text-properties style:font-name="GillSans" fo:font-style="italic" style:text-underline-style="solid" style:text-underline-width="auto" style:text-underline-color="font-color" fo:font-weight="bold" officeooo:rsid="004f3ad0" officeooo:paragraph-rsid="00561c12" style:font-style-asian="italic" style:font-weight-asian="bold" style:font-style-complex="italic" style:font-weight-complex="bold"/>
    </style:style>
    <style:style style:name="P85" style:family="paragraph" style:parent-style-name="Standard">
      <style:text-properties style:font-name="GillSans" fo:font-style="italic" style:text-underline-style="solid" style:text-underline-width="auto" style:text-underline-color="font-color" fo:font-weight="bold" officeooo:rsid="004f3ad0" officeooo:paragraph-rsid="00585366" style:font-style-asian="italic" style:font-weight-asian="bold" style:font-style-complex="italic" style:font-weight-complex="bold"/>
    </style:style>
    <style:style style:name="P86" style:family="paragraph" style:parent-style-name="Standard">
      <style:text-properties style:font-name="GillSans" fo:font-style="italic" style:text-underline-style="solid" style:text-underline-width="auto" style:text-underline-color="font-color" fo:font-weight="bold" officeooo:rsid="004f3ad0" officeooo:paragraph-rsid="005b6639" style:font-style-asian="italic" style:font-weight-asian="bold" style:font-style-complex="italic" style:font-weight-complex="bold"/>
    </style:style>
    <style:style style:name="P87" style:family="paragraph" style:parent-style-name="Standard">
      <style:text-properties style:font-name="GillSans" fo:font-style="italic" style:text-underline-style="solid" style:text-underline-width="auto" style:text-underline-color="font-color" fo:font-weight="bold" officeooo:rsid="004f3ad0" officeooo:paragraph-rsid="005ee7cd" style:font-style-asian="italic" style:font-weight-asian="bold" style:font-style-complex="italic" style:font-weight-complex="bold"/>
    </style:style>
    <style:style style:name="P88" style:family="paragraph" style:parent-style-name="Standard">
      <style:text-properties style:font-name="GillSans1" fo:font-style="normal" style:text-underline-style="none" fo:font-weight="normal" officeooo:rsid="001eeff7" officeooo:paragraph-rsid="002b9e94" style:font-style-asian="normal" style:font-weight-asian="normal" style:font-style-complex="normal" style:font-weight-complex="normal"/>
    </style:style>
    <style:style style:name="P89" style:family="paragraph" style:parent-style-name="Text_20_body">
      <style:text-properties style:font-name="GillSans" fo:font-size="12pt" fo:font-weight="bold" officeooo:rsid="00186c49" officeooo:paragraph-rsid="00186c49" style:font-size-asian="12pt" style:font-weight-asian="bold" style:font-size-complex="12pt" style:font-weight-complex="bold"/>
    </style:style>
    <style:style style:name="P90" style:family="paragraph" style:parent-style-name="Text_20_body">
      <style:paragraph-properties fo:margin-top="0cm" fo:margin-bottom="0cm" loext:contextual-spacing="false" fo:line-height="100%"/>
      <style:text-properties style:font-name="GillSans" fo:font-size="11pt"/>
    </style:style>
    <style:style style:name="P91" style:family="paragraph" style:parent-style-name="Text_20_body">
      <style:paragraph-properties fo:margin-top="0cm" fo:margin-bottom="0cm" loext:contextual-spacing="false" fo:line-height="100%"/>
      <style:text-properties style:font-name="GillSans" fo:font-size="11pt" officeooo:paragraph-rsid="00260206"/>
    </style:style>
    <style:style style:name="P92" style:family="paragraph" style:parent-style-name="Text_20_body">
      <style:paragraph-properties fo:margin-top="0cm" fo:margin-bottom="0cm" loext:contextual-spacing="false" fo:line-height="100%"/>
      <style:text-properties style:font-name="GillSans"/>
    </style:style>
    <style:style style:name="P93" style:family="paragraph" style:parent-style-name="Text_20_body">
      <style:paragraph-properties fo:margin-top="0cm" fo:margin-bottom="0cm" loext:contextual-spacing="false" fo:line-height="100%"/>
      <style:text-properties style:font-name="GillSans" officeooo:paragraph-rsid="00260206"/>
    </style:style>
    <style:style style:name="P94" style:family="paragraph" style:parent-style-name="Text_20_body">
      <style:paragraph-properties fo:margin-top="0cm" fo:margin-bottom="0cm" loext:contextual-spacing="false" fo:line-height="100%"/>
      <style:text-properties style:font-name="GillSans" fo:font-weight="bold" officeooo:paragraph-rsid="00260206" style:font-weight-asian="bold" style:font-weight-complex="bold"/>
    </style:style>
    <style:style style:name="P95" style:family="paragraph" style:parent-style-name="Standard">
      <style:text-properties style:font-name="GillSans" fo:font-style="normal" style:text-underline-style="none" fo:font-weight="normal" officeooo:rsid="005ee7cd" officeooo:paragraph-rsid="005ee7cd" style:font-style-asian="normal" style:font-weight-asian="normal" style:font-style-complex="normal" style:font-weight-complex="normal"/>
    </style:style>
    <style:style style:name="P96" style:family="paragraph" style:parent-style-name="Standard">
      <style:text-properties style:font-name="GillSans" fo:font-style="normal" style:text-underline-style="none" fo:font-weight="normal" officeooo:rsid="005ee7cd" officeooo:paragraph-rsid="0061e51a" style:font-style-asian="normal" style:font-weight-asian="normal" style:font-style-complex="normal" style:font-weight-complex="normal"/>
    </style:style>
    <style:style style:name="P97" style:family="paragraph" style:parent-style-name="Standard">
      <style:text-properties style:font-name="GillSans" fo:font-style="normal" style:text-underline-style="none" fo:font-weight="normal" officeooo:rsid="002b9e94" officeooo:paragraph-rsid="0061e51a" style:font-style-asian="normal" style:font-weight-asian="normal" style:font-style-complex="normal" style:font-weight-complex="normal"/>
    </style:style>
    <style:style style:name="P98" style:family="paragraph" style:parent-style-name="Standard">
      <style:text-properties style:font-name="GillSans" fo:font-style="normal" style:text-underline-style="none" fo:font-weight="bold" officeooo:rsid="0031bd59" officeooo:paragraph-rsid="005ee7cd" style:font-style-asian="normal" style:font-weight-asian="bold" style:font-style-complex="normal" style:font-weight-complex="bold"/>
    </style:style>
    <style:style style:name="P99" style:family="paragraph" style:parent-style-name="Standard">
      <style:text-properties style:font-name="GillSans" fo:font-style="normal" style:text-underline-style="none" fo:font-weight="bold" officeooo:rsid="0031bd59" officeooo:paragraph-rsid="0061e51a" style:font-style-asian="normal" style:font-weight-asian="bold" style:font-style-complex="normal" style:font-weight-complex="bold"/>
    </style:style>
    <style:style style:name="P100" style:family="paragraph" style:parent-style-name="Standard">
      <style:text-properties style:font-name="GillSans" fo:font-style="normal" style:text-underline-style="none" fo:font-weight="bold" officeooo:rsid="0031bd59" officeooo:paragraph-rsid="006375b3" style:font-style-asian="normal" style:font-weight-asian="bold" style:font-style-complex="normal" style:font-weight-complex="bold"/>
    </style:style>
    <style:style style:name="P101" style:family="paragraph" style:parent-style-name="Standard">
      <style:text-properties style:font-name="GillSans" fo:font-style="italic" style:text-underline-style="solid" style:text-underline-width="auto" style:text-underline-color="font-color" fo:font-weight="bold" officeooo:rsid="004f3ad0" officeooo:paragraph-rsid="0061e51a" style:font-style-asian="italic" style:font-weight-asian="bold" style:font-style-complex="italic" style:font-weight-complex="bold"/>
    </style:style>
    <style:style style:name="P102" style:family="paragraph" style:parent-style-name="Text_20_body" style:list-style-name="L1">
      <style:text-properties style:font-name="GillSans" fo:font-size="11pt"/>
    </style:style>
    <style:style style:name="P103" style:family="paragraph" style:parent-style-name="Text_20_body" style:list-style-name="L1">
      <style:paragraph-properties fo:margin-top="0cm" fo:margin-bottom="0cm" loext:contextual-spacing="false"/>
      <style:text-properties style:font-name="GillSans"/>
    </style:style>
    <style:style style:name="P104" style:family="paragraph" style:parent-style-name="Text_20_body" style:list-style-name="L1">
      <style:paragraph-properties fo:margin-top="0cm" fo:margin-bottom="0cm" loext:contextual-spacing="false"/>
      <style:text-properties style:font-name="GillSans" fo:font-size="11pt"/>
    </style:style>
    <style:style style:name="T1" style:family="text">
      <style:text-properties fo:font-weight="bold" style:font-weight-asian="bold" style:font-weight-complex="bold"/>
    </style:style>
    <style:style style:name="T2" style:family="text">
      <style:text-properties fo:font-weight="bold" officeooo:rsid="001d1beb" style:font-weight-asian="bold" style:font-weight-complex="bold"/>
    </style:style>
    <style:style style:name="T3" style:family="text">
      <style:text-properties fo:font-weight="bold" officeooo:rsid="001d7956" style:font-weight-asian="bold" style:font-weight-complex="bold"/>
    </style:style>
    <style:style style:name="T4" style:family="text">
      <style:text-properties fo:font-weight="bold" officeooo:rsid="002b9e94" style:font-weight-asian="bold" style:font-weight-complex="bold"/>
    </style:style>
    <style:style style:name="T5" style:family="text">
      <style:text-properties fo:font-weight="bold" officeooo:rsid="002bd661" style:font-weight-asian="bold" style:font-weight-complex="bold"/>
    </style:style>
    <style:style style:name="T6" style:family="text">
      <style:text-properties fo:font-weight="bold" officeooo:rsid="002dd414" style:font-weight-asian="bold" style:font-weight-complex="bold"/>
    </style:style>
    <style:style style:name="T7" style:family="text">
      <style:text-properties officeooo:rsid="00188526"/>
    </style:style>
    <style:style style:name="T8" style:family="text">
      <style:text-properties fo:font-weight="normal" style:font-weight-asian="normal" style:font-weight-complex="normal"/>
    </style:style>
    <style:style style:name="T9" style:family="text">
      <style:text-properties fo:font-weight="normal" officeooo:rsid="001a3d0c" style:font-weight-asian="normal" style:font-weight-complex="normal"/>
    </style:style>
    <style:style style:name="T10" style:family="text">
      <style:text-properties fo:font-weight="normal" officeooo:rsid="001b20a7" style:font-weight-asian="normal" style:font-weight-complex="normal"/>
    </style:style>
    <style:style style:name="T11" style:family="text">
      <style:text-properties fo:font-weight="normal" officeooo:rsid="001d7956" style:font-weight-asian="normal" style:font-weight-complex="normal"/>
    </style:style>
    <style:style style:name="T12" style:family="text">
      <style:text-properties fo:font-weight="normal" officeooo:rsid="001eeff7" style:font-weight-asian="normal" style:font-weight-complex="normal"/>
    </style:style>
    <style:style style:name="T13" style:family="text">
      <style:text-properties fo:font-weight="normal" officeooo:rsid="0027b053" style:font-weight-asian="normal" style:font-weight-complex="normal"/>
    </style:style>
    <style:style style:name="T14" style:family="text">
      <style:text-properties fo:font-weight="normal" officeooo:rsid="002b8d10" style:font-weight-asian="normal" style:font-weight-complex="normal"/>
    </style:style>
    <style:style style:name="T15" style:family="text">
      <style:text-properties fo:font-weight="normal" officeooo:rsid="002b9e94" style:font-weight-asian="normal" style:font-weight-complex="normal"/>
    </style:style>
    <style:style style:name="T16" style:family="text">
      <style:text-properties fo:font-weight="normal" officeooo:rsid="0030ad61" style:font-weight-asian="normal" style:font-weight-complex="normal"/>
    </style:style>
    <style:style style:name="T17" style:family="text">
      <style:text-properties fo:font-weight="normal" officeooo:rsid="0031bd59" style:font-weight-asian="normal" style:font-weight-complex="normal"/>
    </style:style>
    <style:style style:name="T18" style:family="text">
      <style:text-properties fo:font-weight="normal" officeooo:rsid="00377194" style:font-weight-asian="normal" style:font-weight-complex="normal"/>
    </style:style>
    <style:style style:name="T19" style:family="text">
      <style:text-properties fo:font-weight="normal" officeooo:rsid="003853c9" style:font-weight-asian="normal" style:font-weight-complex="normal"/>
    </style:style>
    <style:style style:name="T20" style:family="text">
      <style:text-properties fo:font-weight="normal" officeooo:rsid="0039bdc9" style:font-weight-asian="normal" style:font-weight-complex="normal"/>
    </style:style>
    <style:style style:name="T21" style:family="text">
      <style:text-properties fo:font-weight="normal" officeooo:rsid="003bacb3" style:font-weight-asian="normal" style:font-weight-complex="normal"/>
    </style:style>
    <style:style style:name="T22" style:family="text">
      <style:text-properties fo:font-weight="normal" officeooo:rsid="003d8f34" style:font-weight-asian="normal" style:font-weight-complex="normal"/>
    </style:style>
    <style:style style:name="T23" style:family="text">
      <style:text-properties fo:font-weight="normal" officeooo:rsid="003e840e" style:font-weight-asian="normal" style:font-weight-complex="normal"/>
    </style:style>
    <style:style style:name="T24" style:family="text">
      <style:text-properties fo:font-weight="normal" officeooo:rsid="003ec41b" style:font-weight-asian="normal" style:font-weight-complex="normal"/>
    </style:style>
    <style:style style:name="T25" style:family="text">
      <style:text-properties fo:font-weight="normal" officeooo:rsid="003ef9c9" style:font-weight-asian="normal" style:font-weight-complex="normal"/>
    </style:style>
    <style:style style:name="T26" style:family="text">
      <style:text-properties fo:font-weight="normal" officeooo:rsid="004097dd" style:font-weight-asian="normal" style:font-weight-complex="normal"/>
    </style:style>
    <style:style style:name="T27" style:family="text">
      <style:text-properties fo:font-weight="normal" officeooo:rsid="00443e86" style:font-weight-asian="normal" style:font-weight-complex="normal"/>
    </style:style>
    <style:style style:name="T28" style:family="text">
      <style:text-properties fo:font-weight="normal" officeooo:rsid="0044fdf4" style:font-weight-asian="normal" style:font-weight-complex="normal"/>
    </style:style>
    <style:style style:name="T29" style:family="text">
      <style:text-properties fo:font-weight="normal" officeooo:rsid="00469ad5" style:font-weight-asian="normal" style:font-weight-complex="normal"/>
    </style:style>
    <style:style style:name="T30" style:family="text">
      <style:text-properties fo:font-weight="normal" officeooo:rsid="0047e16d" style:font-weight-asian="normal" style:font-weight-complex="normal"/>
    </style:style>
    <style:style style:name="T31" style:family="text">
      <style:text-properties fo:font-weight="normal" officeooo:rsid="004d0bb5" style:font-weight-asian="normal" style:font-weight-complex="normal"/>
    </style:style>
    <style:style style:name="T32" style:family="text">
      <style:text-properties fo:font-weight="normal" officeooo:rsid="004f3ad0" style:font-weight-asian="normal" style:font-weight-complex="normal"/>
    </style:style>
    <style:style style:name="T33" style:family="text">
      <style:text-properties fo:font-weight="normal" officeooo:rsid="0056df77" style:font-weight-asian="normal" style:font-weight-complex="normal"/>
    </style:style>
    <style:style style:name="T34" style:family="text">
      <style:text-properties fo:font-weight="normal" officeooo:rsid="00585366" style:font-weight-asian="normal" style:font-weight-complex="normal"/>
    </style:style>
    <style:style style:name="T35" style:family="text">
      <style:text-properties fo:font-weight="normal" officeooo:rsid="005b0701" style:font-weight-asian="normal" style:font-weight-complex="normal"/>
    </style:style>
    <style:style style:name="T36" style:family="text">
      <style:text-properties fo:font-weight="normal" officeooo:rsid="005b6639" style:font-weight-asian="normal" style:font-weight-complex="normal"/>
    </style:style>
    <style:style style:name="T37" style:family="text">
      <style:text-properties fo:font-weight="normal" officeooo:rsid="005c3fca" style:font-weight-asian="normal" style:font-weight-complex="normal"/>
    </style:style>
    <style:style style:name="T38" style:family="text">
      <style:text-properties fo:font-weight="normal" officeooo:rsid="005dfffb" style:font-weight-asian="normal" style:font-weight-complex="normal"/>
    </style:style>
    <style:style style:name="T39" style:family="text">
      <style:text-properties fo:font-weight="normal" officeooo:rsid="005ee7cd" style:font-weight-asian="normal" style:font-weight-complex="normal"/>
    </style:style>
    <style:style style:name="T40" style:family="text">
      <style:text-properties fo:font-weight="normal" officeooo:rsid="00605054" style:font-weight-asian="normal" style:font-weight-complex="normal"/>
    </style:style>
    <style:style style:name="T41" style:family="text">
      <style:text-properties fo:font-weight="normal" officeooo:rsid="0061e51a" style:font-weight-asian="normal" style:font-weight-complex="normal"/>
    </style:style>
    <style:style style:name="T42" style:family="text">
      <style:text-properties fo:font-weight="normal" officeooo:rsid="006375b3" style:font-weight-asian="normal" style:font-weight-complex="normal"/>
    </style:style>
    <style:style style:name="T43" style:family="text">
      <style:text-properties officeooo:rsid="001a3d0c"/>
    </style:style>
    <style:style style:name="T44" style:family="text">
      <style:text-properties officeooo:rsid="001b20a7"/>
    </style:style>
    <style:style style:name="T45" style:family="text">
      <style:text-properties officeooo:rsid="001d1beb"/>
    </style:style>
    <style:style style:name="T46" style:family="text">
      <style:text-properties officeooo:rsid="001d7956"/>
    </style:style>
    <style:style style:name="T47" style:family="text">
      <style:text-properties officeooo:rsid="001eeff7"/>
    </style:style>
    <style:style style:name="T48" style:family="text">
      <style:text-properties officeooo:rsid="0021898f"/>
    </style:style>
    <style:style style:name="T49" style:family="text">
      <style:text-properties officeooo:rsid="00237a8a"/>
    </style:style>
    <style:style style:name="T50" style:family="text">
      <style:text-properties fo:font-size="11pt"/>
    </style:style>
    <style:style style:name="T51" style:family="text">
      <style:text-properties style:font-name="Liberation Sans" fo:font-weight="bold" style:font-weight-asian="bold" style:font-weight-complex="bold"/>
    </style:style>
    <style:style style:name="T52" style:family="text">
      <style:text-properties style:font-name="Liberation Sans" fo:font-weight="bold" officeooo:rsid="001f550d" style:font-weight-asian="bold" style:font-weight-complex="bold"/>
    </style:style>
    <style:style style:name="T53" style:family="text">
      <style:text-properties style:font-name="Liberation Sans" fo:font-weight="bold" officeooo:rsid="0027b053" style:font-weight-asian="bold" style:font-weight-complex="bold"/>
    </style:style>
    <style:style style:name="T54" style:family="text">
      <style:text-properties style:font-name="Liberation Sans" fo:font-weight="bold" officeooo:rsid="002b8d10" style:font-weight-asian="bold" style:font-weight-complex="bold"/>
    </style:style>
    <style:style style:name="T55" style:family="text">
      <style:text-properties style:font-name="Liberation Sans" fo:font-weight="bold" officeooo:rsid="002b9e94" style:font-weight-asian="bold" style:font-weight-complex="bold"/>
    </style:style>
    <style:style style:name="T56" style:family="text">
      <style:text-properties style:font-name="Liberation Sans" fo:font-weight="bold" officeooo:rsid="002bd661" style:font-weight-asian="bold" style:font-weight-complex="bold"/>
    </style:style>
    <style:style style:name="T57" style:family="text">
      <style:text-properties style:font-name="Liberation Sans" fo:font-weight="bold" officeooo:rsid="002dd414" style:font-weight-asian="bold" style:font-weight-complex="bold"/>
    </style:style>
    <style:style style:name="T58" style:family="text">
      <style:text-properties style:font-name="Liberation Sans" fo:font-weight="bold" officeooo:rsid="002eda5f" style:font-weight-asian="bold" style:font-weight-complex="bold"/>
    </style:style>
    <style:style style:name="T59" style:family="text">
      <style:text-properties style:font-name="Liberation Sans" officeooo:rsid="001f550d"/>
    </style:style>
    <style:style style:name="T60" style:family="text">
      <style:text-properties style:font-name="Liberation Sans" officeooo:rsid="002b9e94"/>
    </style:style>
    <style:style style:name="T61" style:family="text">
      <style:text-properties style:font-name="Liberation Sans" officeooo:rsid="003d8f34"/>
    </style:style>
    <style:style style:name="T62" style:family="text">
      <style:text-properties style:font-name="Liberation Sans" officeooo:rsid="003ef9c9"/>
    </style:style>
    <style:style style:name="T63" style:family="text">
      <style:text-properties style:font-name="Liberation Sans" officeooo:rsid="004097dd"/>
    </style:style>
    <style:style style:name="T64" style:family="text">
      <style:text-properties style:font-name="Liberation Sans" officeooo:rsid="005c3fca"/>
    </style:style>
    <style:style style:name="T65" style:family="text">
      <style:text-properties style:font-name="Liberation Sans" officeooo:rsid="005ee7cd"/>
    </style:style>
    <style:style style:name="T66" style:family="text">
      <style:text-properties style:font-name="Liberation Sans" fo:font-weight="normal" officeooo:rsid="001f550d" style:font-weight-asian="normal" style:font-weight-complex="normal"/>
    </style:style>
    <style:style style:name="T67" style:family="text">
      <style:text-properties style:font-name="Liberation Sans" fo:font-weight="normal" officeooo:rsid="005ee7cd" style:font-weight-asian="normal" style:font-weight-complex="normal"/>
    </style:style>
    <style:style style:name="T68" style:family="text">
      <style:text-properties style:font-name="Liberation Sans" fo:font-weight="normal" officeooo:rsid="003d8f34" style:font-weight-asian="normal" style:font-weight-complex="normal"/>
    </style:style>
    <style:style style:name="T69" style:family="text">
      <style:text-properties style:font-name="Liberation Sans" officeooo:rsid="006375b3"/>
    </style:style>
    <style:style style:name="T70" style:family="text">
      <style:text-properties officeooo:rsid="0027b053"/>
    </style:style>
    <style:style style:name="T71" style:family="text">
      <style:text-properties style:font-name="Verdana" fo:font-size="10pt" fo:font-weight="normal" officeooo:rsid="001f550d" style:font-size-asian="10pt" style:font-weight-asian="normal" style:font-size-complex="10pt" style:font-weight-complex="normal"/>
    </style:style>
    <style:style style:name="T72" style:family="text">
      <style:text-properties style:font-name="GillSans" fo:font-size="12pt" fo:font-weight="normal" style:font-size-asian="12pt" style:font-weight-asian="normal" style:font-size-complex="12pt" style:font-weight-complex="normal"/>
    </style:style>
    <style:style style:name="T73" style:family="text">
      <style:text-properties style:font-name="GillSans" fo:font-size="12pt" fo:font-weight="normal" officeooo:rsid="0027bce2" style:font-size-asian="12pt" style:font-weight-asian="normal" style:font-size-complex="12pt" style:font-weight-complex="normal"/>
    </style:style>
    <style:style style:name="T74" style:family="text">
      <style:text-properties style:font-name="GillSans" fo:font-size="12pt" fo:font-weight="bold" officeooo:rsid="0019189e" style:font-size-asian="12pt" style:font-weight-asian="bold" style:font-size-complex="12pt" style:font-weight-complex="bold"/>
    </style:style>
    <style:style style:name="T75" style:family="text">
      <style:text-properties style:font-name="GillSans" fo:font-size="12pt" fo:font-weight="bold" officeooo:rsid="0027bce2" style:font-size-asian="12pt" style:font-weight-asian="bold" style:font-size-complex="12pt" style:font-weight-complex="bold"/>
    </style:style>
    <style:style style:name="T76" style:family="text">
      <style:text-properties fo:font-size="12pt" fo:font-weight="normal" officeooo:rsid="002983ca" style:font-size-asian="12pt" style:font-weight-asian="normal" style:font-size-complex="12pt" style:font-weight-complex="normal"/>
    </style:style>
    <style:style style:name="T77" style:family="text">
      <style:text-properties officeooo:rsid="002b8d10"/>
    </style:style>
    <style:style style:name="T78" style:family="text">
      <style:text-properties officeooo:rsid="002b9e94"/>
    </style:style>
    <style:style style:name="T79" style:family="text">
      <style:text-properties officeooo:rsid="002bd661"/>
    </style:style>
    <style:style style:name="T80" style:family="text">
      <style:text-properties style:font-name="Verdana1" fo:font-weight="normal" style:font-weight-asian="normal" style:font-weight-complex="normal"/>
    </style:style>
    <style:style style:name="T81" style:family="text">
      <style:text-properties style:font-name="Verdana1" fo:font-weight="normal" officeooo:rsid="001f550d" style:font-weight-asian="normal" style:font-weight-complex="normal"/>
    </style:style>
    <style:style style:name="T82" style:family="text">
      <style:text-properties officeooo:rsid="003bacb3"/>
    </style:style>
    <style:style style:name="T83" style:family="text">
      <style:text-properties officeooo:rsid="0031bd59"/>
    </style:style>
    <style:style style:name="T84" style:family="text">
      <style:text-properties officeooo:rsid="003ec41b"/>
    </style:style>
    <style:style style:name="T85" style:family="text">
      <style:text-properties officeooo:rsid="004097dd"/>
    </style:style>
    <style:style style:name="T86" style:family="text">
      <style:text-properties officeooo:rsid="00469ad5"/>
    </style:style>
    <style:style style:name="T87" style:family="text">
      <style:text-properties officeooo:rsid="0055b399"/>
    </style:style>
    <style:style style:name="T88" style:family="text">
      <style:text-properties officeooo:rsid="00561c12"/>
    </style:style>
    <style:style style:name="T89" style:family="text">
      <style:text-properties officeooo:rsid="005b6639"/>
    </style:style>
    <style:style style:name="T90" style:family="text">
      <style:text-properties officeooo:rsid="005ee7cd"/>
    </style:style>
    <style:style style:name="T91" style:family="text">
      <style:text-properties officeooo:rsid="00605054"/>
    </style:style>
    <style:style style:name="T92" style:family="text">
      <style:text-properties officeooo:rsid="0061e51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YCODEKA actualización <text:span text:style-name="T90">Octubre </text:span>201<text:span text:style-name="T84">7</text:span></text:p>
      <text:p text:style-name="P2"/>
      <text:p text:style-name="P77">Nuevas características.</text:p>
      <text:p text:style-name="P77"/>
      <text:p text:style-name="P97"><text:span text:style-name="T92">Noviembre</text:span> 2017</text:p>
      <text:p text:style-name="P101"/>
      <text:p text:style-name="P99">Menú <text:span text:style-name="T59">→ </text:span><text:span text:style-name="T65">Mantenimiento</text:span><text:span text:style-name="T59">→</text:span><text:span text:style-name="T61"> </text:span><text:span text:style-name="T64">Sugerencias:</text:span><text:span text:style-name="T61"> </text:span><text:span text:style-name="T29">i)</text:span><text:span text:style-name="T33"> </text:span><text:span text:style-name="T41">Mejoras en el control de campos obligatorios al registrar nuevo cliente</text:span><text:span text:style-name="T40">.</text:span></text:p>
      <text:p text:style-name="P96"/>
      <text:p text:style-name="P31"/>
      <text:p text:style-name="P31"><text:span text:style-name="T90">Octubre</text:span> 2017</text:p>
      <text:p text:style-name="P87"/>
      <text:p text:style-name="P59">Menú <text:span text:style-name="T59">→ </text:span><text:span text:style-name="T65">Mantenimiento</text:span><text:span text:style-name="T61"> </text:span><text:span text:style-name="T29">i)</text:span><text:span text:style-name="T33"> </text:span><text:span text:style-name="T36">Se </text:span><text:span text:style-name="T39">agrego la programación de tareas utilizando el crontab del usuario apache. ii) Se re-escribio el sistema de chequeo de respaldos. </text:span><text:span text:style-name="T40">Iii) Se corrigió el dar de alta a usuarios.</text:span></text:p>
      <text:p text:style-name="P100"><text:span text:style-name="T91">Menú </text:span><text:span text:style-name="T59">→ </text:span><text:span text:style-name="T69">Reportes</text:span><text:span text:style-name="T61"> </text:span><text:span text:style-name="T29">i)</text:span><text:span text:style-name="T33"> </text:span><text:span text:style-name="T42">Mejoras en la selección de opciones para los reportes.</text:span></text:p>
      <text:p text:style-name="P95"/>
      <text:p text:style-name="P31"/>
      <text:p text:style-name="P31"><text:span text:style-name="T90">Setiembre</text:span> 2017</text:p>
      <text:p text:style-name="P87"/>
      <text:p text:style-name="P59">Menú <text:span text:style-name="T59">→ </text:span><text:span text:style-name="T65">Trabajos</text:span><text:span text:style-name="T61"> </text:span><text:span text:style-name="T29">i)</text:span><text:span text:style-name="T33"> </text:span><text:span text:style-name="T36">Se </text:span><text:span text:style-name="T39">reorganizo el menú principal, para mejorar el acceso a funciones más utilizadas. ii) Se cambio la pantalla de inicio, mostrando un resumen de los sectores mas relevantes.</text:span></text:p>
      <text:p text:style-name="P95"/>
      <text:p text:style-name="P77"/>
      <text:p text:style-name="P30"><text:span text:style-name="T89">Agosto</text:span> 2017</text:p>
      <text:p text:style-name="P86"/>
      <text:p text:style-name="P58">Menú <text:span text:style-name="T59">→ </text:span><text:span text:style-name="T61">Mantenimiento </text:span><text:span text:style-name="T59">→</text:span><text:span text:style-name="T61"> </text:span><text:span text:style-name="T64">Sugerencias:</text:span> <text:span text:style-name="T29">i)</text:span><text:span text:style-name="T33"> </text:span><text:span text:style-name="T36">Se incorporó la posibilidad de enviar sugerencias -Luego de 30 días de instalado el sistema le aparece al ingresar la pantalla de envío de sugerencias-.</text:span></text:p>
      <text:p text:style-name="P63"><text:span text:style-name="T84">General: </text:span><text:span text:style-name="T8">i) Se amenizo la forma de ingresar cobros. </text:span><text:span text:style-name="T38">ii) Actualizamos JpGraph 4.0.2 para que funcione con PHP5 y PHP7 -incluido el parche-</text:span></text:p>
      <text:p text:style-name="P40"/>
      <text:p text:style-name="P28"/>
      <text:p text:style-name="P29"><text:span text:style-name="T88">Julio</text:span> 2017</text:p>
      <text:p text:style-name="P85"/>
      <text:p text:style-name="P57"><text:span text:style-name="T84">General</text:span>: <text:span text:style-name="T29">i)</text:span><text:span text:style-name="T86"> </text:span><text:span text:style-name="T34">Se </text:span><text:span text:style-name="T36">termino la sección del </text:span><text:span text:style-name="T34">manual de instalación y </text:span><text:span text:style-name="T36">se avanzo en la </text:span><text:span text:style-name="T34">utilización del sistema</text:span><text:span text:style-name="T33">.</text:span></text:p>
      <text:p text:style-name="P62"><text:span text:style-name="T33">i</text:span><text:span text:style-name="T8">i) Se mejoro el instalador incorporando licencia de uso </text:span><text:span text:style-name="T35">y verificación de requerimientos</text:span><text:span text:style-name="T8">.</text:span></text:p>
      <text:p text:style-name="P40"/>
      <text:p text:style-name="P28"/>
      <text:p text:style-name="P28"><text:span text:style-name="T88">Junio</text:span> 2017</text:p>
      <text:p text:style-name="P84"/>
      <text:p text:style-name="P56"><text:span text:style-name="T84">General</text:span>: <text:span text:style-name="T29">i)</text:span><text:span text:style-name="T86"> </text:span><text:span text:style-name="T29">Ca</text:span><text:span text:style-name="T33">mbio en el manejo de facturas eliminadas, ahora una factura emitida no se puede eliminar ni dar de baja. Se puede eliminar una factura antes de emitirla y se eliminará completamente.</text:span></text:p>
      <text:p text:style-name="P39"/>
      <text:p text:style-name="P25"/>
      <text:p text:style-name="P27">Mayo 2017</text:p>
      <text:p text:style-name="P83"/>
      <text:p text:style-name="P55"><text:span text:style-name="T84">General</text:span>: <text:span text:style-name="T29">i)</text:span><text:span text:style-name="T86"> </text:span><text:span text:style-name="T26">Se mejoro el </text:span><text:span text:style-name="T32">instalador, ahora al escribir la dirección de uycodeka/instalar el asistente nos permite configurar una nueva instalación o una actualización.</text:span></text:p>
      <text:p text:style-name="P61"><text:span text:style-name="T32">i</text:span><text:span text:style-name="T8">i) Se optimizo la administración de permisos de los usuarios, ahora se tiene mayor control sobre lo que puede cada usuario realizar en el sistema.</text:span></text:p>
      <text:p text:style-name="P41">Iii) Se avanzo en la confección del manual de usuario.</text:p>
      <text:p text:style-name="P42">iv) Se agrego la posibilidad de seleccionar in impuesto, <text:span text:style-name="T87">viéndose esto reflejado en los reportes.</text:span></text:p>
      <text:p text:style-name="P43">v) Se corrigió el despliegue de detalles del gráfico de torta en el reporte cierre de mes</text:p>
      <text:p text:style-name="P38"/>
      <text:p text:style-name="P81"/>
      <text:p text:style-name="P25"><text:span text:style-name="T85">Abril</text:span> 2017</text:p>
      <text:p text:style-name="P25"/>
      <text:p text:style-name="P54"><text:span text:style-name="T84">General</text:span>: <text:span text:style-name="T29">i)</text:span><text:span text:style-name="T86"> </text:span><text:span text:style-name="T24">Cambio </text:span><text:span text:style-name="T26">en los botones, se deja de utilizar imágenes para representar las acciones</text:span><text:span text:style-name="T21">. </text:span></text:p>
      <text:p text:style-name="P54"><text:span text:style-name="T29">ii) </text:span><text:span text:style-name="T28">Se agregaron reportes para el resumen de una cuenta.</text:span></text:p>
      <text:p text:style-name="P54"><text:soft-page-break/><text:span text:style-name="T30">i</text:span><text:span text:style-name="T29">ii) </text:span><text:span text:style-name="T28">Corrección del control de stock al emitir una factura.</text:span></text:p>
      <text:p text:style-name="P60"><text:span text:style-name="T28">i</text:span><text:span text:style-name="T8">v) Se corrigió la configuración de phpjobScheduler que provocaba funciona</text:span><text:span text:style-name="T31">miento aleatorio</text:span><text:span text:style-name="T8">.</text:span></text:p>
      <text:p text:style-name="P37">v) Se mejoro la administración de sesiones, cuando se instala en un servidor, aveces no podía acceder a la carpeta temporal.</text:p>
      <text:p text:style-name="P25"/>
      <text:p text:style-name="P25"/>
      <text:p text:style-name="P25"/>
      <text:p text:style-name="P53">Menú <text:span text:style-name="T59">→ </text:span><text:span text:style-name="T61">Mantenimiento </text:span><text:span text:style-name="T59">→</text:span><text:span text:style-name="T61"> </text:span><text:span text:style-name="T63">Datos del sistema</text:span>:<text:span text:style-name="T21"> </text:span><text:span text:style-name="T25">Se agrego la posibilidad de seleccionar </text:span><text:span text:style-name="T26">entre dos modelos de facturas, </text:span><text:span text:style-name="T27">la posibilidad de incluir el logo en ellas y </text:span><text:span text:style-name="T26">la ubicación del símbolo de la </text:span><text:span text:style-name="T25">moneda </text:span><text:span text:style-name="T26">a</text:span><text:span text:style-name="T25"> utiliza</text:span><text:span text:style-name="T26">r, </text:span><text:span text:style-name="T27">a la izquierda o a la derecha del </text:span><text:span text:style-name="T37">importe</text:span><text:span text:style-name="T25">.</text:span></text:p>
      <text:p text:style-name="P36"/>
      <text:p text:style-name="P26"/>
      <text:p text:style-name="P24"><text:span text:style-name="T84">Marzo</text:span> 2017</text:p>
      <text:p text:style-name="P24"/>
      <text:p text:style-name="P51"><text:span text:style-name="T84">Inicio</text:span>: <text:span text:style-name="T24">Cambio de la pantalla de login</text:span><text:span text:style-name="T21">.</text:span></text:p>
      <text:p text:style-name="P35"/>
      <text:p text:style-name="P52">Menú <text:span text:style-name="T59">→ </text:span><text:span text:style-name="T61">Mantenimiento </text:span><text:span text:style-name="T59">→</text:span><text:span text:style-name="T61"> </text:span><text:span text:style-name="T62">Moneda</text:span>:<text:span text:style-name="T21"> </text:span><text:span text:style-name="T25">Se agrego la posibilidad de seleccionar dos monedas para ser utilizadas en el sistema, una como principal y otra como secundaria</text:span><text:span text:style-name="T21">.</text:span></text:p>
      <text:p text:style-name="P23"/>
      <text:p text:style-name="P23"/>
      <text:p text:style-name="P23">Febrero 2017</text:p>
      <text:p text:style-name="P23"/>
      <text:p text:style-name="P50"><text:span text:style-name="T82">Depuración de código</text:span>: <text:span text:style-name="T20">S</text:span><text:span text:style-name="T8">e </text:span><text:span text:style-name="T20">han </text:span><text:span text:style-name="T21">depurado el código</text:span><text:span text:style-name="T20">, si bien no afectaban el funcionamiento del sistema, aparecían </text:span><text:span text:style-name="T21">algunos errores</text:span><text:span text:style-name="T20"> en los logs</text:span><text:span text:style-name="T19">, </text:span><text:span text:style-name="T21">como ser variables no definidas.</text:span></text:p>
      <text:p text:style-name="P34"/>
      <text:p text:style-name="P45"><text:span text:style-name="T83">Menú </text:span><text:span text:style-name="T59">→ </text:span><text:span text:style-name="T61">Mantenimiento </text:span><text:span text:style-name="T59">→</text:span><text:span text:style-name="T61"> Tipo de cambio</text:span><text:span text:style-name="T83">:</text:span><text:span text:style-name="T21"> </text:span><text:span text:style-name="T22">Se actualizo la forma de obtener la cotización del dolar, ahora se utiliza web services del BCU</text:span><text:span text:style-name="T15">.</text:span></text:p>
      <text:p text:style-name="P23"/>
      <text:p text:style-name="P47">Menú<text:span text:style-name="T80"> </text:span><text:span text:style-name="T59">→</text:span><text:span text:style-name="T81"> </text:span>Documentos: <text:s/><text:span text:style-name="T23">A</text:span><text:span text:style-name="T17"> </text:span><text:span text:style-name="T23">la </text:span><text:span text:style-name="T17">facturas automáticas </text:span><text:span text:style-name="T23">se le agrego la posibilidad de hacerlas manualmente</text:span><text:span text:style-name="T17">.</text:span></text:p>
      <text:p text:style-name="P82"/>
      <text:p text:style-name="P22">Noviembre 2016</text:p>
      <text:p text:style-name="P77"/>
      <text:p text:style-name="P49">Migrar de mysql a mysqli: <text:span text:style-name="T8">Hemos comenzado la migración a mysqli pensando en la próxima actualización a php 7, </text:span><text:span text:style-name="T18">para ello utilizamos MySQLConverterTool-master e incorporamos una función </text:span><text:span text:style-name="T19">mysqli_result() para mantener la compatibilidad con el código anterior, lo que nos permitirá ir actualizando el código mientras realizamos mejoras, sin forzar a cambiar todo el código.</text:span></text:p>
      <text:p text:style-name="P32"/>
      <text:p text:style-name="P48">Menú: <text:span text:style-name="T8">Re-diseño y re-organización completo del menú, agrupando por categoría, siendo mas amigable a la vista.</text:span></text:p>
      <text:p text:style-name="P77"/>
      <text:p text:style-name="P44"><text:span text:style-name="T60">Impresión</text:span><text:span text:style-name="T59"> → </text:span><text:span text:style-name="T60">Facturas cliente</text:span>:<text:span text:style-name="T8"> </text:span><text:span text:style-name="T15">Modificamos la impresión de facturas, al utilizar UYCODEKA desde la misma red del servidor y teniendo la impresora de facturación conectada al mismo, la factura se envía directamente a dicha impresora</text:span><text:span text:style-name="T12">. </text:span><text:span text:style-name="T15">Si se esta fuera de la red del servidor genera un PDF de la factura para poder imprimir luego.</text:span></text:p>
      <text:p text:style-name="P21"/>
      <text:p text:style-name="P46">Menú<text:span text:style-name="T80"> </text:span><text:span text:style-name="T59">→</text:span><text:span text:style-name="T81"> </text:span>Documentos: <text:s/><text:span text:style-name="T17">Incorporamos la posibilidad de programar facturas automáticas para aquellos service o productos que facturamos normalmente todos los meses, pudiendo seleccionar en que altura del mes se emite. Nota: siempre es a mes vencido.</text:span></text:p>
      <text:p text:style-name="P33"/>
      <text:p text:style-name="P33"/>
      <text:p text:style-name="P21">Abril 2016.</text:p>
      <text:p text:style-name="P21"/>
      <text:p text:style-name="P7"><text:span text:style-name="T45">Productos</text:span><text:span text:style-name="T59"> → </text:span>Artículos en transito:<text:span text:style-name="T8"> <text:s/>Se incorporó la posibilidad de gestionar artículos en transito para el traslado de los mismo a clientes, generando vía para el </text:span><text:span text:style-name="T12">transportista.</text:span></text:p>
      <text:p text:style-name="P2"/>
      <text:p text:style-name="P73"><text:span text:style-name="T1">Venta clientes </text:span><text:span text:style-name="T52">→</text:span><text:span text:style-name="T71"> </text:span><text:span text:style-name="T75">Nota de crédito</text:span><text:span text:style-name="T74">:</text:span><text:span text:style-name="T72"> </text:span><text:span text:style-name="T73">Gestión independiente de las notas de crédito, </text:span><text:span text:style-name="T76">seleccionando cliente, aparecen las facturas de ese cliente y para cada una de esas facturas se pueden seleccionar los elementos.</text:span></text:p>
      <text:p text:style-name="P2"><text:soft-page-break/></text:p>
      <text:p text:style-name="P10"><text:span text:style-name="T1">Tesorería</text:span><text:span text:style-name="T52"> → </text:span><text:span text:style-name="T1">Recibos:</text:span> <text:s/><text:span text:style-name="T47">Nueva forma de gestionar los cobros, donde por cada recibo pueden haber varias facturas y varios documentos de cobro, (aún no trabaja con cobros parciales). Permite en envío por mail de un recibo al cliente con los detalles del mismo.</text:span></text:p>
      <text:p text:style-name="P10"/>
      <text:p text:style-name="P11"><text:span text:style-name="T1">Reportes</text:span><text:span text:style-name="T52"> → </text:span><text:span text:style-name="T1">Reportes General:</text:span> Reporte de liquidación de comisiones exportable a Excel.</text:p>
      <text:p text:style-name="P11"/>
      <text:p text:style-name="P5"/>
      <text:p text:style-name="P77">Mejoras introducidas.</text:p>
      <text:p text:style-name="P77"/>
      <text:p text:style-name="P13">En general: <text:span text:style-name="T16">Ajuste de tablas para la validación de datos en la facturación electrónica en Uruguay.</text:span></text:p>
      <text:p text:style-name="P64"/>
      <text:p text:style-name="P77"/>
      <text:p text:style-name="P17"><text:span text:style-name="T1">Re</text:span><text:span text:style-name="T4">jillas</text:span><text:span text:style-name="T52"> → </text:span><text:span text:style-name="T55">En</text:span><text:span text:style-name="T1"> General:</text:span> <text:span text:style-name="T78">Se corrigió el despliegue de los ítems de cada rejilla, habilitando mostrar el máximo óptimo posible.</text:span></text:p>
      <text:p text:style-name="P77"/>
      <text:p text:style-name="P18"><text:span text:style-name="T5">Proveedores</text:span><text:span text:style-name="T52"> → </text:span><text:span text:style-name="T56">Ingreso de facturas</text:span><text:span text:style-name="T1">:</text:span> <text:span text:style-name="T78">Se corrigió el ajuste de stock al ingresar nuva factura de combra, y al eliminar factura de compra.</text:span></text:p>
      <text:p text:style-name="P78"/>
      <text:p text:style-name="P18"><text:span text:style-name="T5">Ventas</text:span><text:span text:style-name="T52"> → </text:span><text:span text:style-name="T56">Facturas</text:span><text:span text:style-name="T1">:</text:span> <text:span text:style-name="T79">Para poder seleccionar un producto tiene que haber stock suficiente.</text:span></text:p>
      <text:p text:style-name="P78"/>
      <text:p text:style-name="P19"><text:span text:style-name="T6">Tesorería</text:span><text:span text:style-name="T52"> → </text:span><text:span text:style-name="T57">Pago DGI</text:span><text:span text:style-name="T1">:</text:span> <text:span text:style-name="T78">Se modificó el listado de pagos realizados, así como la búsqueda y la impresión del listado de pagos realizados según opciones de búsqueda.</text:span></text:p>
      <text:p text:style-name="P79"/>
      <text:p text:style-name="P20"><text:span text:style-name="T58">Reportes</text:span><text:span text:style-name="T52"> → </text:span><text:span text:style-name="T58">Cierre mes</text:span><text:span text:style-name="T1">:</text:span> <text:span text:style-name="T78">Se corrigió el cálculo del IVA en el reporte de Cierre anualizado.</text:span></text:p>
      <text:p text:style-name="P80"/>
      <text:p text:style-name="P77"/>
      <text:p text:style-name="P88">Abril 2016.</text:p>
      <text:p text:style-name="P15"/>
      <text:p text:style-name="P12">En general: <text:span text:style-name="T8">Resalta la fila al seleccionarla (en varios módulos).</text:span></text:p>
      <text:p text:style-name="P16"><text:tab/>La ventana de selección de clientes se unifico el tamaño en los módulos.</text:p>
      <text:p text:style-name="P12"><text:span text:style-name="T8"><text:tab/></text:span><text:span text:style-name="T10">Se puede modificar la cantidad de datos a listar, por defecto son 10.</text:span></text:p>
      <text:p text:style-name="P12"><text:span text:style-name="T10"><text:tab/></text:span><text:span text:style-name="T13">La cantidad de registros a mostrar se calcula según en tamaño de la ventana </text:span><text:span text:style-name="T14">de la página inicio</text:span><text:span text:style-name="T13">.</text:span></text:p>
      <text:p text:style-name="P3"/>
      <text:p text:style-name="P2"><text:span text:style-name="T2">Mantenimiento</text:span><text:span text:style-name="T52"> → </text:span><text:span text:style-name="T1">Usuarios: </text:span>Se agrego la característica de Vendedor a los usuarios.</text:p>
      <text:p text:style-name="P2"/>
      <text:p text:style-name="P74"><text:span text:style-name="T1">Mantenimiento</text:span><text:span text:style-name="T52"> → </text:span><text:span text:style-name="T1">Forma de pago:</text:span> Se agrego un campo para el ingreso manual de los días equivalente a la descripción.</text:p>
      <text:p text:style-name="P74"/>
      <text:p text:style-name="P75"><text:span text:style-name="T1">Mantenimiento</text:span><text:span text:style-name="T52"> → </text:span><text:span text:style-name="T53">Datos del sistema</text:span><text:span text:style-name="T1">:</text:span> Se <text:span text:style-name="T70">cambio el editor de texto para el mensaje de email</text:span>.</text:p>
      <text:p text:style-name="P75"><text:tab/><text:tab/><text:tab/><text:span text:style-name="T70">Se puede configurar una impresora remota para la facturación y otra para los reportes, de modo que al abrir el PDF de la factura o reporte éste se imprima directamente.</text:span></text:p>
      <text:p text:style-name="P75"><text:tab/><text:tab/><text:tab/><text:span text:style-name="T70">Se agrego configurar un servidor auxiliar donde guardar las imágenes.</text:span></text:p>
      <text:p text:style-name="P6"/>
      <text:p text:style-name="P76"><text:span text:style-name="T1">Inter. Comerciales:</text:span> Se agrego a Clientes y Proveedores mostrar la su ubicación en googlema<text:span text:style-name="T48">p</text:span>s.</text:p>
      <text:p text:style-name="P14"/>
      <text:p text:style-name="P2"><text:span text:style-name="T2">Inter. Comerciales</text:span><text:span text:style-name="T52"> → </text:span><text:span text:style-name="T1">Cliente: </text:span>Se incorporaron nuevos campos de datos (Recepción de mercadería, Días de pago, Agencias de cargas), selección de ejecutivo de cuentas, para posterior liquidación de comisiones.</text:p>
      <text:p text:style-name="P2"><text:tab/><text:span text:style-name="T44">Exportar la lista de clientes directamente a Excel, seleccionando el nombre del archivo.</text:span></text:p>
      <text:p text:style-name="P2"/>
      <text:p text:style-name="P65"><text:span text:style-name="T1">Inter. Comerciales</text:span><text:span text:style-name="T51"> → </text:span><text:span text:style-name="T1">Proveedores:</text:span> Se agrego el cambio de campo utilizando Enter.</text:p>
      <text:p text:style-name="P2"/>
      <text:p text:style-name="P2"><text:span text:style-name="T3">Productos</text:span><text:span text:style-name="T52"> → </text:span><text:span text:style-name="T1">Artículos:</text:span> Se incorporaron campos nuevos y mejoró la distribución de los campos. Campo Comisión (cada artículo <text:span text:style-name="T7">se le asigna un % de comisión para el vendedor).</text:span></text:p>
      <text:p text:style-name="P2"><text:tab/><text:span text:style-name="T43">Calcula el precio final según el IVA seleccionado y el precio público.</text:span></text:p>
      <text:p text:style-name="P2"><text:tab/><text:span text:style-name="T43">Genera un código QR con información de cada artículo, como ser datos de la ubicación.</text:span></text:p>
      <text:p text:style-name="P2"><text:tab/><text:span text:style-name="T43">Se puede guardar las imágenes en otro servidor.</text:span></text:p>
      <text:p text:style-name="P4"><text:soft-page-break/><text:tab/><text:span text:style-name="T44">Exportar directamente a Excel, con varias opciones seleccionando el nombre del archivo.</text:span></text:p>
      <text:p text:style-name="P4"/>
      <text:p text:style-name="P67"><text:span text:style-name="T3">Productos</text:span><text:span text:style-name="T52"> → </text:span><text:span text:style-name="T1">Familias de artículos:</text:span> Se incorporo insertar una imagen descriptiva.</text:p>
      <text:p text:style-name="P2"/>
      <text:p text:style-name="P8"><text:span text:style-name="T46">Ventas cliente</text:span><text:span text:style-name="T59"> → </text:span>Facturas:<text:span text:style-name="T8"> Se eliminó el ingresar en n.º en forma manual, ahora se asigna en forma automáti</text:span><text:span text:style-name="T11">c</text:span><text:span text:style-name="T8">a.</text:span></text:p>
      <text:p text:style-name="P68"><text:tab/>Se habilito en cambio de campo al presionar Enter, al llegar al Código de artículo ingresa automáticamente a seleccionar uno.</text:p>
      <text:p text:style-name="P68"><text:tab/><text:span text:style-name="T49">Se agregó la búsqueda automática al escribir en el campo Descripción.</text:span></text:p>
      <text:p text:style-name="P68"><text:tab/>Se muestra el % de comisión a la derecha de la acción.</text:p>
      <text:p text:style-name="P68"><text:tab/>El nombre del cliente aparece compuesto por el contacto y por la empresa.</text:p>
      <text:p text:style-name="P8"><text:span text:style-name="T8"><text:tab/></text:span><text:span text:style-name="T9">Se corrigió para no modificar una factura emitida al menos de ingresar la clave.</text:span></text:p>
      <text:p text:style-name="P69"><text:tab/>Se agrego un campo para descuento pronto pago. (Dto. PP).</text:p>
      <text:p text:style-name="P70"><text:tab/>Se incorporo la selección de forma de pago y el cálculo automático de la fecha de vencimiento.</text:p>
      <text:p text:style-name="P68"/>
      <text:p text:style-name="P71"><text:span text:style-name="T3">Tesorería </text:span><text:span text:style-name="T52">→ </text:span><text:span text:style-name="T3">C</text:span><text:span text:style-name="T1">obros:</text:span> Se cambio la forma de gestionar los cobros, pasando a ser recibos compuestos por las facturas canceladas y por los documentos de pago.</text:p>
      <text:p text:style-name="P2"/>
      <text:p text:style-name="P72"><text:span text:style-name="T3">Tesorería </text:span><text:span text:style-name="T52">→ </text:span><text:span text:style-name="T54">Recibos</text:span><text:span text:style-name="T1">:</text:span> <text:span text:style-name="T77">Nuevo sistema para registrar los cobros, manteniendo compatibilidad con el anterior. <text:s/>Un recibo se puede registrar tanto de la parte de cobros como la de recibos. Al ingresar un nuevo recibo y seleccionar cliente aparecen todas las facturas pendientes de cobro para dicho cliente, se selecciona la/s que se cobrarán y luego se ingresan el o los medios de pago.</text:span></text:p>
      <text:p text:style-name="P72"/>
      <text:p text:style-name="P9"/>
      <text:p text:style-name="P11"><text:span text:style-name="T1">Reportes </text:span><text:span text:style-name="T52">→ </text:span><text:span text:style-name="T1">Ventas:</text:span> Se mejoraron los reportes Deudores por venta y Estado de cuenta.</text:p>
      <text:p text:style-name="P11"/>
      <text:p text:style-name="P66"><text:span text:style-name="T1">Reportes</text:span><text:span text:style-name="T51"> → </text:span><text:span text:style-name="T1">Cierre Mes: </text:span><text:s text:c="2"/>Se agregó la posibilidad de generar un reporte de cierre anualizado, exportable a Excel.</text:p>
      <text:p text:style-name="P2"/>
      <text:p text:style-name="P2"/>
      <text:p text:style-name="P89">¿Por qué Software Libre?</text:p>
      <text:p text:style-name="P90">Son múltiples las ventajas que aporta el Software Libre a la empresa. Es por ello que desde que comenzamos nuestro proyecto, nos hemos focalizado en la aplicación de soluciones libres en nuestros clientes en áreas relevantes de sus sistemas informáticos, haciéndoles partícipes de todas esas ventajas. Las más relevantes:</text:p>
      <text:p text:style-name="P90">Ahorro de costes. La mayoría de las aplicaciones no implican gastos de licencia.</text:p>
      <text:p text:style-name="P90">Flexibilidad. La disponibilidad del código permite la adaptación de las aplicaciones a las necesidades específicas del cliente.</text:p>
      <text:p text:style-name="P90">Implementación. Las soluciones libres no suelen estar sujetas a sistemas operativos concretos, con lo cual su implementación implica menos cambios, y consecuentemente, menos gastos.</text:p>
      <text:p text:style-name="P90">Independencia. Nuestros clientes no están atados a ningún proveedor. No tienen que preocuparse de costes de actualizaciones de licencias, de la desaparición del proveedor o la discontinuidad de los productos. La posesión del código fuente de sus aplicaciones le garantiza no depender de nadie.</text:p>
      <text:p text:style-name="P90">Seguridad. Los sistemas operativos libres son, con mucha diferencia, los más seguros existentes debido a su arquitectura. Mientras que un sistema Windows está constantemente en peligro y precisa de soluciones antivirus, los sistemas basados en GNU/Linux son seguros por naturaleza.</text:p>
      <text:p text:style-name="P92"/>
      <text:p text:style-name="P91">Robustez del sistema. La estabilidad es una de las señas del software libre. El hecho de que el código esté visible para todos implica su mayor calidad, ya que no sólo puede ser corregido y mejorado por cualquiera, sino que no tendría sentido publicar un código defectuoso o deficiente. </text:p>
      <text:p text:style-name="P93"/>
      <text:p text:style-name="P94">1. INTRODUCCIÓN</text:p>
      <text:p text:style-name="P93"/>
      <text:p text:style-name="P90">El sistema UY-CodeKa es una aplicación para controlar la facturación y gestionar el stock de una pequeña o mediana empresa esta basada en codeka.net. Su gran virtud está en la facilidad de uso y en cubrir las necesidades de las PYMES que brindan venta de artículos y service. </text:p>
      <text:p text:style-name="P90">UY-CodeKa es una aplicación bajo licencia GPL. Está desarrollada sobre entorno Web, lo que la hace ser muy versátil. Es independiente del sistema operativo y además permite el trabajo en red. </text:p>
      <text:p text:style-name="P90">Las funciones principales del sistema son: </text:p>
      <text:list xml:id="list8185761475309975703" text:style-name="L1">
        <text:list-item>
          <text:p text:style-name="P103"><text:span text:style-name="T50">Gestión de Clientes y proveedores</text:span> </text:p>
        </text:list-item>
        <text:list-item>
          <text:p text:style-name="P104"><text:soft-page-break/>Gestión de Artículos y Familias </text:p>
        </text:list-item>
        <text:list-item>
          <text:p text:style-name="P104">Gestión de Facturas y Ordenes de Compra de los clientes </text:p>
        </text:list-item>
        <text:list-item>
          <text:p text:style-name="P104">Gestión de Facturas y Ordenes de Compra de los proveedores </text:p>
        </text:list-item>
        <text:list-item>
          <text:p text:style-name="P104">Ventas en mostrador, terminal de punto de venta [TPV] </text:p>
        </text:list-item>
        <text:list-item>
          <text:p text:style-name="P104">Gestión de los cobros y pagos [Tesorería] </text:p>
        </text:list-item>
        <text:list-item>
          <text:p text:style-name="P103"><text:span text:style-name="T50">Reportes de Ventas y Service.</text:span> </text:p>
        </text:list-item>
        <text:list-item>
          <text:p text:style-name="P104">Creación y configuración de códigos de barras de los artículos </text:p>
        </text:list-item>
        <text:list-item>
          <text:p text:style-name="P104">Gestión de copias de seguridad </text:p>
        </text:list-item>
        <text:list-item>
          <text:p text:style-name="P102">Listados en formato PDF </text:p>
        </text:list-item>
      </text:list>
      <text:p text:style-name="P90">El funcionamiento a través de entorno Web permite su uso multiplataforma, tanto en sistemas operativos Windows como Linux y MAC. </text:p>
      <text:p text:style-name="P90">El software ha sido desarrollado en lenguaje PHP, HTML, Javascript, jQuery y utilizando como motor de base de </text:p>
      <text:p text:style-name="P91">datos MySQ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GillSans1" svg:font-family="GillSans" style:font-pitch="variable"/>
    <style:font-face style:name="Verdana1" svg:font-family="Verdana" style:font-pitch="variable"/>
    <style:font-face style:name="Liberation Serif" svg:font-family="'Liberation Serif'" style:font-family-generic="roman" style:font-pitch="variable"/>
    <style:font-face style:name="GillSans" svg:font-family="Gill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2:23:01.957749250</meta:creation-date>
    <dc:date>2017-11-28T00:35:30.729912499</dc:date>
    <meta:editing-duration>P12DT18H19M45S</meta:editing-duration>
    <meta:editing-cycles>64</meta:editing-cycles>
    <meta:generator>LibreOffice/4.4.7.2$Linux_X86_64 LibreOffice_project/40$Build-2</meta:generator>
    <meta:document-statistic meta:table-count="0" meta:image-count="0" meta:object-count="0" meta:page-count="5" meta:paragraph-count="111" meta:word-count="1919" meta:character-count="11870" meta:non-whitespace-character-count="10026"/>
  </office:meta>
</office:document-meta>
</file>